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a2f5" officeooo:paragraph-rsid="000ea2f5"/>
    </style:style>
    <style:style style:name="P2" style:family="paragraph" style:parent-style-name="Standard">
      <style:text-properties officeooo:rsid="000ea2f5" officeooo:paragraph-rsid="0010e05f"/>
    </style:style>
    <style:style style:name="P3" style:family="paragraph" style:parent-style-name="Standard">
      <style:text-properties officeooo:rsid="000ea2f5" officeooo:paragraph-rsid="001209a7"/>
    </style:style>
    <style:style style:name="P4" style:family="paragraph" style:parent-style-name="Standard">
      <style:text-properties officeooo:rsid="000eeace" officeooo:paragraph-rsid="000eeace"/>
    </style:style>
    <style:style style:name="P5" style:family="paragraph" style:parent-style-name="Standard">
      <style:text-properties officeooo:rsid="0010907c" officeooo:paragraph-rsid="0010907c"/>
    </style:style>
    <style:style style:name="P6" style:family="paragraph" style:parent-style-name="Standard">
      <style:text-properties officeooo:rsid="0010e05f" officeooo:paragraph-rsid="0010e05f"/>
    </style:style>
    <style:style style:name="P7" style:family="paragraph" style:parent-style-name="Standard">
      <style:text-properties officeooo:rsid="0010e05f" officeooo:paragraph-rsid="001209a7"/>
    </style:style>
    <style:style style:name="P8" style:family="paragraph" style:parent-style-name="Standard">
      <style:text-properties officeooo:rsid="001209a7" officeooo:paragraph-rsid="001209a7"/>
    </style:style>
    <style:style style:name="P9" style:family="paragraph" style:parent-style-name="Standard">
      <style:text-properties officeooo:rsid="0012ccb6" officeooo:paragraph-rsid="0012ccb6"/>
    </style:style>
    <style:style style:name="T1" style:family="text">
      <style:text-properties officeooo:rsid="000eeace"/>
    </style:style>
    <style:style style:name="T2" style:family="text">
      <style:text-properties officeooo:rsid="0010907c"/>
    </style:style>
    <style:style style:name="T3" style:family="text">
      <style:text-properties officeooo:rsid="0010e05f"/>
    </style:style>
    <style:style style:name="T4" style:family="text">
      <style:text-properties officeooo:rsid="001209a7"/>
    </style:style>
    <style:style style:name="T5" style:family="text">
      <style:text-properties officeooo:rsid="0012cc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sults</text:h>
      <text:p text:style-name="P1"/>
      <text:p text:style-name="P1">Two fill sentences</text:p>
      <text:p text:style-name="P1"/>
      <text:h text:style-name="Heading_20_2" text:outline-level="2">Every patient is different</text:h>
      <text:p text:style-name="P1"/>
      <text:p text:style-name="P1">&lt;patient-wise PCA, PC_1, PC_2, expl. variance&gt;</text:p>
      <text:p text:style-name="P1">&lt;<text:span text:style-name="T1">contrast: </text:span>all patients PCA results&gt;</text:p>
      <text:p text:style-name="P1">&lt;metab and pheno profile clustering figure&gt;</text:p>
      <text:p text:style-name="P1"/>
      <text:h text:style-name="Heading_20_2" text:outline-level="2">But we still find significant differences</text:h>
      <text:p text:style-name="P1"/>
      <text:p text:style-name="P8">&lt;ANOVA results sepsis&gt;</text:p>
      <text:p text:style-name="P1">&lt;ANOVA results <text:span text:style-name="T4">sepsis survival</text:span>&gt;</text:p>
      <text:p text:style-name="P4">&lt;Associated pathways (wip)&gt;</text:p>
      <text:p text:style-name="P4">&lt;uFBA results <text:span text:style-name="T3">(wip)</text:span>&gt;</text:p>
      <text:p text:style-name="P4">&lt;contrast: ANOVA on nonseptic patients‘ survival? <text:span text:style-name="T3">(wip)</text:span>&gt;</text:p>
      <text:p text:style-name="P4"/>
      <text:h text:style-name="Heading_20_2" text:outline-level="2"><text:span text:style-name="T2">(</text:span>Nonsurvivor group varies more than survivor group<text:span text:style-name="T2">)</text:span></text:h>
      <text:p text:style-name="P4"/>
      <text:h text:style-name="Heading_20_2" text:outline-level="2">The differences tell the outcome</text:h>
      <text:p text:style-name="P5"/>
      <text:p text:style-name="P5">&lt;classification performance&gt;</text:p>
      <text:p text:style-name="P5">&lt;validation performance&gt;</text:p>
      <text:p text:style-name="P4"/>
      <text:h text:style-name="Heading_20_2" text:outline-level="2"><text:span text:style-name="T3">T</text:span>he rat model capture<text:span text:style-name="T3">s (not?)</text:span> those differences</text:h>
      <text:p text:style-name="P1"/>
      <text:p text:style-name="P1">&lt;ANOVA results <text:span text:style-name="T4">sepsis</text:span>&gt;</text:p>
      <text:p text:style-name="P3">&lt;ANOVA results <text:span text:style-name="T4">sepsis survival</text:span>&gt;</text:p>
      <text:p text:style-name="P2">&lt;metab and pheno profile clustering figure&gt;</text:p>
      <text:p text:style-name="P1">&lt;CCA(plasma, pheno) comparison Rat – Human <text:span text:style-name="T3">(wip)</text:span>&gt;</text:p>
      <text:p text:style-name="P4">&lt;If CCA comparison is good: cross-tissue correlations <text:span text:style-name="T4">(wip)&gt;</text:span></text:p>
      <text:p text:style-name="P5">(&lt;within group variance <text:span text:style-name="T4">(wip)</text:span>&gt;)</text:p>
      <text:p text:style-name="P5">&lt;classification performance with features from man <text:span text:style-name="T3">(wip)</text:span>&gt;</text:p>
      <text:p text:style-name="P5">&lt;if bad performance: feature selection on rat; try features on man&gt;</text:p>
      <text:p text:style-name="P1"/>
      <text:h text:style-name="Heading_20_1" text:outline-level="1">Discussion</text:h>
      <text:p text:style-name="P6">Patient wise PCA results somewhat resembles disease space trajectories</text:p>
      <text:p text:style-name="P6"/>
      <text:p text:style-name="P8">Meaning of all the differences</text:p>
      <text:p text:style-name="P6">Meaning of lipid differences (lipid rafts or something else?)</text:p>
      <text:p text:style-name="P7"><text:soft-page-break/></text:p>
      <text:p text:style-name="P6">uFBA uncertainty from lipid variable composition</text:p>
      <text:p text:style-name="P6"/>
      <text:p text:style-name="P6">Validation performance: necessity of population baseline knowledge; baseline comparison with french and german populations?</text:p>
      <text:p text:style-name="P6"/>
      <text:p text:style-name="P8">(Variance increases in nonsurvivors because patients come close to death? Does death have a molecular signature?)</text:p>
      <text:p text:style-name="P8"/>
      <text:p text:style-name="P8">Role of the liver in infection: rat liver metabolome reacts before plasma metabolome, but infection is triggered in blood; why?</text:p>
      <text:p text:style-name="P8"/>
      <text:p text:style-name="P9">Why correlations between liver and heart, and liver and plasma, but not heart and plasma, when the heart and liver metabolomes are linked through plasma? Hormonal regulation of non-plasma tissue only? Influence of neural transmission?</text:p>
      <text:p text:style-name="P8"/>
      <text:p text:style-name="P8">Limits of the rat-man comparison: unclear time course overlap; hypermultimicrobial infection in rat <text:span text:style-name="T5">and unclear state in man</text:span>; no treatment in rat, <text:span text:style-name="T5">concerns ANOVA, CCA and cross-tissue correlation</text:span>; <text:span text:style-name="T5">man has CAP or FP,</text:span> <text:span text:style-name="T5">rat only has no CAP, only FP; rat without comorbidity, in general much more controlled; age distribution of rat similar to man‘s? Age makes difference in rat, too (e.g. rat brain age metabolome reference); man nonsepsis group has nonsurviving patients, rat nonsepsis group has surviving rats on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7:48:11.597000000</meta:creation-date>
    <dc:date>2018-05-17T13:50:03.378000000</dc:date>
    <meta:editing-duration>PT5H9M28S</meta:editing-duration>
    <meta:editing-cycles>3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35" meta:word-count="318" meta:character-count="2243" meta:non-whitespace-character-count="1959"/>
  </office:meta>
</office:document-meta>
</file>